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o_20_7" style:list-style-name="L1"/>
    <style:style style:name="P3" style:family="paragraph" style:parent-style-name="Texto_20_7" style:list-style-name="L2"/>
    <style:style style:name="P4" style:family="paragraph" style:parent-style-name="Texto_20_7" style:list-style-name="L3"/>
    <style:style style:name="P5" style:family="paragraph" style:parent-style-name="Texto_20_7" style:list-style-name="L4"/>
    <style:style style:name="P6" style:family="paragraph" style:parent-style-name="Texto_20_7" style:list-style-name="L5"/>
    <style:style style:name="P7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isión</text:h>
      <text:h text:style-name="Heading_20_2" text:outline-level="2">Introducción</text:h>
      <text:p text:style-name="Texto_20_7">Prevemos una aplicación web de mesa de ayuda (Help Desk) interactiva para brindar ayuda a usuarios del paquete OpenOffice, que soporte diferentes perfiles de usuarios según su responsabilidad que puedan interactuar simultáneamente, en vivo y de manera diferida, y que brinde información histórica útil para los administradores de la empresa.</text:p>
      <text:h text:style-name="Heading_20_2" text:outline-level="2">Personal involucrado</text:h>
      <text:p text:style-name="Texto_20_2">Usuarios del sistema</text:p>
      <text:list xml:id="list649374857" text:style-name="L1">
        <text:list-item>
          <text:p text:style-name="P2">Usuario</text:p>
        </text:list-item>
        <text:list-item>
          <text:p text:style-name="P2">Operador</text:p>
        </text:list-item>
        <text:list-item>
          <text:p text:style-name="P2">Auditor</text:p>
        </text:list-item>
      </text:list>
      <text:p text:style-name="Texto_20_2">Objetivos de alto nivel</text:p>
      <text:list xml:id="list1284726833" text:style-name="L2">
        <text:list-item>
          <text:p text:style-name="P3">Respuesta rápida y eficiente a los consultas de los usuarios</text:p>
        </text:list-item>
        <text:list-item>
          <text:p text:style-name="P3">Seguimiento del trabajo realizado por los operadores</text:p>
        </text:list-item>
        <text:list-item>
          <text:p text:style-name="P3">Fácil acceso a la información histórica generada por el sistema</text:p>
        </text:list-item>
        <text:list-item>
          <text:p text:style-name="P3">Control del acceso de las funciones y la información en función de usuarios</text:p>
        </text:list-item>
        <text:list-item>
          <text:p text:style-name="P3">Soporte en vivo y de manera simultanea para diferentes usuarios</text:p>
        </text:list-item>
      </text:list>
      <text:p text:style-name="Texto_20_2">Objetivos de nivel de usuario</text:p>
      <text:list xml:id="list490761287" text:style-name="L3">
        <text:list-item>
          <text:p text:style-name="P4"><text:span text:style-name="T1">Usuario:</text:span> realizar consultas</text:p>
        </text:list-item>
        <text:list-item>
          <text:p text:style-name="P4"><text:span text:style-name="T1">Operador:</text:span> responder consultas, buscar información histórica</text:p>
        </text:list-item>
        <text:list-item>
          <text:p text:style-name="P4"><text:span text:style-name="T1">Auditor:</text:span> controlar el trabajo de los operadores, controlar el seguimiento de las consultas</text:p>
        </text:list-item>
      </text:list>
      <text:h text:style-name="Heading_20_2" text:outline-level="2"><text:soft-page-break/>Visión general del producto</text:h>
      <text:p text:style-name="Texto_20_2">Perspectiva del producto</text:p>
      <text:p text:style-name="Text_20_body">(Diagrama de contexto)</text:p>
      <text:p text:style-name="Text_20_body"/>
      <text:h text:style-name="Heading_20_2" text:outline-level="2">Resumen de características del sistema</text:h>
      <text:list xml:id="list1321968882" text:style-name="L4">
        <text:list-item>
          <text:p text:style-name="P5">identificación unívoca de usuarios y niveles de acceso</text:p>
        </text:list-item>
        <text:list-item>
          <text:p text:style-name="P5">administración de usuarios</text:p>
        </text:list-item>
        <text:list-item>
          <text:p text:style-name="P5">recepción de consultas <text:s/>de los usuarios, con clasificación de las mismas e imágenes adjuntas (en tiempo real o diferido)</text:p>
        </text:list-item>
        <text:list-item>
          <text:p text:style-name="P5">recepción de respuestas de los operadores (en tiempo real o diferido)</text:p>
        </text:list-item>
        <text:list-item>
          <text:p text:style-name="P5">búsquedas sobre históricos de consultas</text:p>
        </text:list-item>
        <text:list-item>
          <text:p text:style-name="P5">visualización de datos estadísticos y registros de trabajo</text:p>
        </text:list-item>
      </text:list>
      <text:h text:style-name="Heading_20_2" text:outline-level="2">Otros requisitos y restricciones</text:h>
      <text:list xml:id="list149050564" text:style-name="L5">
        <text:list-header>
          <text:p text:style-name="P6">Abarca las restricciones de diseño, facilidad de uso, fiabilidad, rendimiento, soporte, empaquetado, documentación, etcétera: diríjase a la Especificación Complementaria y a los casos de uso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Verdana1" style:font-size-asian="10.5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333333"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1" style:font-size-asian="14pt" style:font-name-complex="Tahoma5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6633" style:font-name="Tahoma" fo:font-size="120%" fo:font-weight="bold" fo:background-color="transparent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1" fo:font-size="13pt"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color="#ff6633" style:font-name="Tahoma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1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1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3"/>
    </style:style>
    <style:style style:name="Text" style:family="paragraph" style:parent-style-name="Caption" style:class="extra">
      <style:text-properties fo:font-style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06-17T21:16:21</meta:creation-date>
    <meta:editing-cycles>9</meta:editing-cycles>
    <meta:editing-duration>PT06H00M36S</meta:editing-duration>
    <dc:title>comp av</dc:title>
    <dc:date>2010-07-15T22:45:29</dc:date>
    <meta:document-statistic meta:table-count="0" meta:image-count="0" meta:object-count="0" meta:page-count="2" meta:paragraph-count="31" meta:word-count="258" meta:character-count="1687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7-13T23:04:18"/>
  </office:meta>
</office:document-meta>
</file>